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30000030B06596A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02cm" svg:stroke-color="#999999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svg:stroke-width="0.102cm" svg:stroke-color="#999999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5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6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1cm" fo:min-width="1.13cm" fo:padding-top="0.149cm" fo:padding-bottom="0.149cm" fo:padding-left="0.274cm" fo:padding-right="0.274cm"/>
    </style:style>
    <style:style style:name="gr7" style:family="graphic" style:parent-style-name="standard">
      <style:graphic-properties svg:stroke-width="0.051cm" svg:stroke-color="#000000" draw:marker-start-width="0.275cm" draw:marker-end-width="0.275cm" draw:fill="solid" draw:fill-color="#ffff99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8" style:family="graphic" style:parent-style-name="standard">
      <style:graphic-properties svg:stroke-width="0.051cm" svg:stroke-color="#000000" draw:marker-start-width="0.275cm" draw:marker-end-width="0.275cm" draw:fill="solid" draw:fill-color="#3deb3d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9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0" style:family="graphic" style:parent-style-name="standard">
      <style:graphic-properties svg:stroke-width="0.051cm" svg:stroke-color="#000000" draw:marker-start-width="0.275cm" draw:marker-end-width="0.275cm" draw:fill="solid" draw:fill-color="#9966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5cm" draw:marker-end-width="0.275cm" draw:fill="solid" draw:fill-color="#ff00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2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3.214cm" fo:padding-top="0.149cm" fo:padding-bottom="0.149cm" fo:padding-left="0.274cm" fo:padding-right="0.274cm"/>
    </style:style>
    <style:style style:name="gr13" style:family="graphic" style:parent-style-name="objectwithoutfill">
      <style:graphic-properties svg:stroke-width="0.102cm" svg:stroke-color="#ffff00" draw:marker-start="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0.497cm" fo:padding-top="0.149cm" fo:padding-bottom="0.149cm" fo:padding-left="0.274cm" fo:padding-right="0.2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1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2.325cm" fo:padding-top="0.149cm" fo:padding-bottom="0.149cm" fo:padding-left="0.274cm" fo:padding-right="0.2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3.097cm"/>
    </style:style>
    <style:style style:name="gr18" style:family="graphic" style:parent-style-name="standard">
      <style:graphic-properties svg:stroke-width="0.051cm" svg:stroke-color="#000000" draw:marker-start-width="0.275cm" draw:marker-end-width="0.275cm" draw:fill="solid" draw:fill-color="#000000" draw:textarea-horizontal-align="justify" draw:textarea-vertical-align="middle" draw:auto-grow-height="false" fo:min-height="0.162cm" fo:min-width="0.293cm" fo:padding-top="0.149cm" fo:padding-bottom="0.149cm" fo:padding-left="0.274cm" fo:padding-right="0.274cm"/>
    </style:style>
    <style:style style:name="gr19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132cm" fo:padding-top="0.149cm" fo:padding-bottom="0.149cm" fo:padding-left="0.274cm" fo:padding-right="0.274cm"/>
    </style:style>
    <style:style style:name="gr20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513cm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text-properties fo:font-size="9pt" style:font-size-asian="9pt" style:font-size-complex="9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445cm" svg:height="5.13cm" svg:x="9.144cm" svg:y="3.249cm">
          <draw:image xlink:href="Pictures/10000000000002A30000030B06596AB2.png" xlink:type="simple" xlink:show="embed" xlink:actuate="onLoad">
            <text:p/>
          </draw:image>
        </draw:frame>
        <draw:line draw:style-name="gr2" draw:text-style-name="P1" draw:layer="layout" svg:x1="14.605cm" svg:y1="7.465cm" svg:x2="20.066cm" svg:y2="7.44cm">
          <text:p/>
        </draw:line>
        <draw:line draw:style-name="gr2" draw:text-style-name="P1" draw:layer="layout" svg:x1="14.605cm" svg:y1="8.1cm" svg:x2="19.939cm" svg:y2="8.075cm">
          <text:p/>
        </draw:line>
        <draw:line draw:style-name="gr2" draw:text-style-name="P1" draw:layer="layout" svg:x1="14.605cm" svg:y1="4.29cm" svg:x2="20.066cm" svg:y2="4.265cm">
          <text:p/>
        </draw:line>
        <draw:line draw:style-name="gr2" draw:text-style-name="P1" draw:layer="layout" svg:x1="14.605cm" svg:y1="4.925cm" svg:x2="20.32cm" svg:y2="4.9cm">
          <text:p/>
        </draw:line>
        <draw:line draw:style-name="gr2" draw:text-style-name="P1" draw:layer="layout" svg:x1="14.605cm" svg:y1="6.83cm" svg:x2="19.939cm" svg:y2="6.805cm">
          <text:p/>
        </draw:line>
        <draw:line draw:style-name="gr3" draw:text-style-name="P1" draw:layer="layout" svg:x1="1.778cm" svg:y1="4.265cm" svg:x2="8.001cm" svg:y2="4.265cm">
          <text:p/>
        </draw:line>
        <draw:line draw:style-name="gr3" draw:text-style-name="P1" draw:layer="layout" svg:x1="1.905cm" svg:y1="4.9cm" svg:x2="8.001cm" svg:y2="4.9cm">
          <text:p/>
        </draw:line>
        <draw:line draw:style-name="gr3" draw:text-style-name="P1" draw:layer="layout" svg:x1="1.778cm" svg:y1="3.63cm" svg:x2="8.001cm" svg:y2="3.63cm">
          <text:p/>
        </draw:line>
        <draw:line draw:style-name="gr2" draw:text-style-name="P1" draw:layer="layout" svg:x1="14.605cm" svg:y1="3.655cm" svg:x2="20.066cm" svg:y2="3.63cm">
          <text:p/>
        </draw:line>
        <draw:custom-shape draw:style-name="gr4" draw:text-style-name="P3" draw:layer="layout" svg:width="1.778cm" svg:height="0.508cm" svg:x="18.923cm" svg:y="7.186cm">
          <text:p text:style-name="P2"><text:span text:style-name="T1">P0_18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78cm" svg:height="0.508cm" svg:x="18.923cm" svg:y="6.551cm">
          <text:p text:style-name="P2"><text:span text:style-name="T1">P0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397cm" svg:y="4.011cm">
          <text:p text:style-name="P2"><text:span text:style-name="T1">USB 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78cm" svg:height="0.508cm" svg:x="18.923cm" svg:y="4.646cm">
          <text:p text:style-name="P2"><text:span text:style-name="T1">P0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78cm" svg:height="0.508cm" svg:x="18.923cm" svg:y="4.011cm">
          <text:p text:style-name="P2"><text:span text:style-name="T1">P0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397cm" svg:y="4.646cm">
          <text:p text:style-name="P2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397cm" svg:y="3.376cm">
          <text:p text:style-name="P2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159cm" svg:y1="6.805cm" svg:x2="8.001cm" svg:y2="6.805cm">
          <text:p/>
        </draw:line>
        <draw:line draw:style-name="gr3" draw:text-style-name="P1" draw:layer="layout" svg:x1="1.905cm" svg:y1="7.44cm" svg:x2="8.001cm" svg:y2="7.44cm">
          <text:p/>
        </draw:line>
        <draw:line draw:style-name="gr3" draw:text-style-name="P1" draw:layer="layout" svg:x1="2.159cm" svg:y1="8.075cm" svg:x2="8.871cm" svg:y2="8.075cm">
          <text:p/>
        </draw:line>
        <draw:custom-shape draw:style-name="gr6" draw:text-style-name="P3" draw:layer="layout" svg:width="1.778cm" svg:height="0.508cm" svg:x="1.397cm" svg:y="7.186cm">
          <text:p text:style-name="P2"><text:span text:style-name="T1">P0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1.397cm" svg:y="6.551cm">
          <text:p text:style-name="P2"><text:span text:style-name="T1">P0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.778cm" svg:height="0.508cm" svg:x="15.748cm" svg:y="6.551cm">
          <text:p text:style-name="P2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.778cm" svg:height="0.508cm" svg:x="15.748cm" svg:y="7.186cm">
          <text:p text:style-name="P2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4.318cm" svg:y="6.551cm">
          <text:p text:style-name="P2"><text:span text:style-name="T1">MISO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4.318cm" svg:y="7.186cm">
          <text:p text:style-name="P2"><text:span text:style-name="T1">MOSI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4.318cm" svg:y="7.821cm">
          <text:p text:style-name="P2"><text:span text:style-name="T1">SCK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18.923cm" svg:y="7.821cm">
          <text:p text:style-name="P2"><text:span text:style-name="T1">NC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5.748cm" svg:y="4.011cm">
          <text:p text:style-name="P2"><text:span text:style-name="T1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5.748cm" svg:y="4.646cm">
          <text:p text:style-name="P2"><text:span text:style-name="T1">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78cm" svg:height="0.508cm" svg:x="1.397cm" svg:y="10.615cm">
          <text:p text:style-name="P2"><text:span text:style-name="T1">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429cm" svg:y="9.853cm">
          <text:p text:style-name="P2"><text:span text:style-name="T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397cm" svg:y="9.853cm">
          <text:p text:style-name="P2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.778cm" svg:height="0.508cm" svg:x="5.461cm" svg:y="9.853cm">
          <text:p text:style-name="P2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3.81cm" svg:height="0.508cm" svg:x="3.429cm" svg:y="10.615cm">
          <text:p text:style-name="P1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layer="layout" svg:x1="10.414cm" svg:y1="9.599cm" svg:x2="10.668cm" svg:y2="7.821cm">
          <text:p/>
        </draw:line>
        <draw:line draw:style-name="gr13" draw:layer="layout" svg:x1="13.208cm" svg:y1="9.98cm" svg:x2="12.446cm" svg:y2="7.567cm">
          <text:p/>
        </draw:line>
        <draw:line draw:style-name="gr13" draw:layer="layout" svg:x1="12.278cm" svg:y1="2.487cm" svg:x2="11.176cm" svg:y2="4.065cm">
          <text:p/>
        </draw:line>
        <draw:custom-shape draw:style-name="gr14" draw:text-style-name="P3" draw:layer="layout" svg:width="1.143cm" svg:height="1.016cm" svg:x="12.446cm" svg:y="9.218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7.493cm" svg:height="2.36cm" svg:x="1.143cm" svg:y="0.635cm">
          <draw:text-box>
            <text:p text:style-name="P2"><text:span text:style-name="T2">ARM PRO TINY</text:span></text:p>
            <text:p text:style-name="P2"><text:span text:style-name="T3">LPC11U35FHI33/501</text:span></text:p>
          </draw:text-box>
        </draw:frame>
        <draw:custom-shape draw:style-name="gr16" draw:text-style-name="P3" draw:layer="layout" svg:width="2.921cm" svg:height="0.508cm" svg:x="4.318cm" svg:y="4.646cm">
          <text:p text:style-name="P2"><text:span text:style-name="T1">+3.3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2.921cm" svg:height="0.508cm" svg:x="4.318cm" svg:y="4.011cm">
          <text:p text:style-name="P2"><text:span text:style-name="T1">+5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2.921cm" svg:height="0.508cm" svg:x="4.318cm" svg:y="3.376cm">
          <text:p text:style-name="P2"><text:span text:style-name="T1">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6" draw:layer="layout" svg:width="3.597cm" svg:height="0.603cm" svg:x="17.231cm" svg:y="10.393cm">
          <draw:text-box>
            <text:p><text:span text:style-name="T4">Updated Jan 30 2015</text:span></text:p>
          </draw:text-box>
        </draw:frame>
        <draw:custom-shape draw:style-name="gr18" draw:text-style-name="P3" draw:layer="layout" svg:width="0.889cm" svg:height="0.508cm" svg:x="8.001cm" svg:y="3.376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0.889cm" svg:height="0.508cm" svg:x="8.001cm" svg:y="4.011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0.889cm" svg:height="0.508cm" svg:x="8.001cm" svg:y="4.646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0.889cm" svg:height="0.508cm" svg:x="8.001cm" svg:y="6.551cm">
          <text:p text:style-name="P2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0.889cm" svg:height="0.508cm" svg:x="8.001cm" svg:y="7.186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0.889cm" svg:height="0.508cm" svg:x="8.001cm" svg:y="7.821cm">
          <text:p text:style-name="P2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0.889cm" svg:height="0.508cm" svg:x="13.805cm" svg:y="3.376cm">
          <text:p text:style-name="P2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0.889cm" svg:height="0.508cm" svg:x="13.805cm" svg:y="4.011cm">
          <text:p text:style-name="P2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0.889cm" svg:height="0.508cm" svg:x="13.805cm" svg:y="4.646cm">
          <text:p text:style-name="P2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0.889cm" svg:height="0.508cm" svg:x="13.805cm" svg:y="6.551cm">
          <text:p text:style-name="P2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0.889cm" svg:height="0.508cm" svg:x="13.805cm" svg:y="7.186cm">
          <text:p text:style-name="P2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0.889cm" svg:height="0.508cm" svg:x="13.805cm" svg:y="7.821cm">
          <text:p text:style-name="P2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778cm" svg:height="1.016cm" svg:x="11.43cm" svg:y="1.598cm">
          <text:p text:style-name="P2"><text:span text:style-name="T1">MICRO</text:span><text:span text:style-name="T1"><text:line-break/></text:span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2.159cm" svg:height="1.016cm" svg:x="9.271cm" svg:y="9.218cm">
          <text:p text:style-name="P2"><text:span text:style-name="T1">ISP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78cm" svg:height="0.508cm" svg:x="1.397cm" svg:y="7.821cm">
          <text:p text:style-name="P2"><text:span text:style-name="T1">P0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18.923cm" svg:y="3.376cm">
          <text:p text:style-name="P2"><text:span text:style-name="T1">NC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5:22:43.582410000</meta:creation-date>
    <dc:date>2015-01-31T23:15:43.524173000</dc:date>
    <meta:editing-duration>PT3H30M33S</meta:editing-duration>
    <meta:editing-cycles>50</meta:editing-cycles>
    <meta:generator>LibreOffice/4.3.2.2$MacOSX_X86_64 LibreOffice_project/edfb5295ba211bd31ad47d0bad0118690f76407d</meta:generator>
    <meta:document-statistic meta:object-count="60"/>
  </office:meta>
</office:document-meta>
</file>